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paragraph-properties fo:break-before="page"/>
      <style:text-properties style:text-underline-style="none"/>
    </style:style>
    <style:style style:name="T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TEMA 1 DE DEWS </text:p>
      <text:p text:style-name="Standard"/>
      <text:p text:style-name="Standard"><text:tab/>HISTORIA DE WEB Y JAVA SCRIPT</text:p>
      <text:p text:style-name="Standard"/>
      <text:p text:style-name="Standard"><text:tab/><text:tab/>arpanet conecsion de varios ordenadores </text:p>
      <text:p text:style-name="Standard"/>
      <text:p text:style-name="Standard"><text:tab/>no habias web pero si aplicaciones para comunicar </text:p>
      <text:p text:style-name="Standard"/>
      <text:p text:style-name="Standard"><text:tab/>aparicion de las ebs tim berleins </text:p>
      <text:p text:style-name="Standard"><text:tab/><text:tab/>hipertexto palabras que llevan <text:s/>a otros textos o articulos </text:p>
      <text:p text:style-name="Standard"><text:tab/>se creo en 1991</text:p>
      <text:p text:style-name="Standard"/>
      <text:p text:style-name="Standard"><text:tab/>3 componetes</text:p>
      <text:p text:style-name="Standard"><text:tab/>url</text:p>
      <text:p text:style-name="Standard"><text:tab/>http</text:p>
      <text:p text:style-name="Standard"><text:tab/>html</text:p>
      <text:p text:style-name="Standard"/>
      <text:p text:style-name="Standard"><text:tab/>htps; protocolo</text:p>
      <text:p text:style-name="Standard"><text:tab/>www..example.com <text:span text:style-name="T1">nombre ddel dominio</text:span></text:p>
      <text:p text:style-name="P1"><text:tab/>:80 el puerto: </text:p>
      <text:p text:style-name="P1"><text:tab/><text:tab/>que es cuando llega un paquete por el numero de puerto se que va para el apache por que va por el puerto 80 HTTP y 443 el HTTPS</text:p>
      <text:p text:style-name="P1"><text:tab/>/patch/myfilm.html nombre y ruta del recurso</text:p>
      <text:p text:style-name="P1"><text:tab/>parametros </text:p>
      <text:p text:style-name="P1"><text:tab/>#Some ancla referencia a la hubicacion dentro de la paguina </text:p>
      <text:p text:style-name="P1"/>
      <text:p text:style-name="P1"><text:tab/>HTTP (hipertext transfers protocol)</text:p>
      <text:p text:style-name="P1"><text:tab/>protocolo de la capa de aplicaciones utilizado para la transferencia de documentos de hipermedia </text:p>
      <text:p text:style-name="P1"/>
      <text:p text:style-name="P1"><text:tab/>metodos get y post <text:s/>(enviar y recibir datos )</text:p>
      <text:p text:style-name="P1"><text:tab/>Estado: indica la respuesta del servidor </text:p>
      <text:p text:style-name="P1"/>
      <text:p text:style-name="P1"><text:tab/>HTML(hypertext markup language)</text:p>
      <text:p text:style-name="P1"/>
      <text:p text:style-name="P1"><text:tab/>Define la semántica dice que es cada parte de una pagina </text:p>
      <text:p text:style-name="P1"/>
      <text:p text:style-name="P1"><text:tab/>Mosaic </text:p>
      <text:p text:style-name="P1">primer navegador de windows con interfaz facil de usar </text:p>
      <text:p text:style-name="P1"/>
      <text:p text:style-name="P1">1994 Netscape Navigator en 1995 (se incluyo java script)</text:p>
      <text:p text:style-name="P1">1995 internet exprorer incluyo CSS para que fuese mas bonito, he incluso Jscript</text:p>
      <text:p text:style-name="P1"/>
      <text:p text:style-name="P1">en 2002 Mozila lanzo fireFox</text:p>
      <text:p text:style-name="P1"/>
      <text:p text:style-name="P1">se estandarizo dado que las distintintas versiones de jvascripo de distintos navegadores para arregloar esto se creo <text:s/>la regla de ECMAScrip todo loque cumpla la regla se considera valido como java scrip</text:p>
      <text:p text:style-name="P1"/>
      <text:p text:style-name="P3">BACKEND lado del servidor</text:p>
      <text:p text:style-name="P1"/>
      <text:p text:style-name="P1">FRONTEN html,css,javaScrip</text:p>
      <text:p text:style-name="P1"/>
      <text:p text:style-name="P1">dominio de los lados programador fullstack</text:p>
      <text:p text:style-name="P1"/>
      <text:p text:style-name="P1">frmawork es una estructura sobre al que desarroyo de maguinas web</text:p>
      <text:p text:style-name="P1"><text:tab/>Jquery</text:p>
      <text:p text:style-name="P1"><text:tab/><text:tab/>agiliza javaScrip yu las consultas AJAX</text:p>
      <text:p text:style-name="P1"/>
      <text:p text:style-name="P1">doom estructura de una paguina web</text:p>
      <text:p text:style-name="P1"/>
      <text:p text:style-name="P1">Angular paginas web de una sola paguina <text:s/>desarroyador de google </text:p>
      <text:p text:style-name="P1"/>
      <text:p text:style-name="P1">REAK desarrollado por facebook basado en compone<text:tab/>nte </text:p>
      <text:p text:style-name="P1"/>
      <text:p text:style-name="P1">permite creae aplicaciones nativas para android.</text:p>
      <text:p text:style-name="P1"/>
      <text:p text:style-name="P1">EXPRES </text:p>
      <text:p text:style-name="P1"/>
      <text:p text:style-name="P1"><text:tab/><text:tab/>CARACTERISTICAS DE JAVASCRIP</text:p>
      <text:p text:style-name="P1"/>
      <text:p text:style-name="P1"><text:tab/>lenguaje debil o no tipado</text:p>
      <text:p text:style-name="P1"><text:tab/>Multi-paradigma:</text:p>
      <text:p text:style-name="P1"><text:tab/><text:tab/>imperativo: los pogramas se definene en series secuenciales </text:p>
      <text:p text:style-name="P1"><text:tab/><text:tab/>Orientado a objetos:</text:p>
      <text:p text:style-name="P1"><text:tab/><text:tab/>Funcional: lenguaje que las funciones son objetos de primera clase es decir una función sea un objeto puedo pasar funciones ha variable, me pueden devolver funciones </text:p>
      <text:p text:style-name="P1"/>
      <text:p text:style-name="P1"><text:tab/><text:tab/>EJUTAR JAVASCRI`P</text:p>
      <text:p text:style-name="P1"><text:tab/><text:tab/>motores SpiderMonkey</text:p>
      <text:p text:style-name="P1"><text:tab/><text:tab/>v8: chome</text:p>
      <text:p text:style-name="P1"><text:tab/>ejecutar directamente en la consola </text:p>
      <text:p text:style-name="P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 rodrguez campelo</meta:initial-creator>
    <meta:creation-date>2022-09-20T09:56:28.66</meta:creation-date>
    <dc:date>2022-09-21T14:19:28.49</dc:date>
    <dc:creator>alejandro  rodrguez campelo</dc:creator>
    <meta:editing-duration>PT1H43M15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2" meta:paragraph-count="52" meta:word-count="336" meta:character-count="2165"/>
  </office:meta>
</office:document-meta>
</file>